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
      <style:paragraph-properties fo:margin-top="0in" fo:margin-bottom="0in"/>
    </style:style>
  </office:automatic-styles>
  <office:body>
    <office:text>
      <text:p text:style-name="Text_20_body">12/04/2021 No hay trabajo concentrador (trabajo de campo)… - Hay actividades cortas y enfocadas (no de integración). - Insumo al resto de las materias (más, a la de PP)</text:p>
      <text:p text:style-name="Text_20_body">ENRIQUECER LA ÓPTICA DE ANÁLISIS. Elementos de análisis y lectura técnica más afinada</text:p>
      <text:p text:style-name="Text_20_body">Un sistema de informacion es un sistema donde se trata de poder distribuir, almacenar, recolectar informacion para lograr el objetivo en si que es la toma de desiciones Un sistema de información puede ser la recolección de y análisis de datos crudos de forma que al relacionarlos nos dan la información que buscamos</text:p>
      <text:p text:style-name="Text_20_body">Los Sistemas - Un sistema tiene un qué y un cómo (respectivamente): OBJETIVO: existencia de ser (alguien lo hizo, pero no es suficiente) y la motivación para la acción ESTRUCTURA: componentes (relativo a sus relaciones con los demás y sujeto de los objetivos y propiedades que le son fijados) y relaciones COMPONENTES: elementos internos del sistema (partes) y que se ordenan de acuerdo a sus propiedades –&gt; actividad del sistema. Por otro lado, también existen componentes coincidentes comunes (SistOper), red en los cuales se entrecruza todos los flujos de info. De dos tipos: COMPONENTES DE DECISIÓN (llamados “puntos focales de responsabilidad” –&gt; PFR ejercen gobierno en la org, están en toda la org, no requieren rango jerárquico). Tambien puede ser un SI que toma decisiones programadas. Los PFR reciben info del SI sujeto a reglas establecidas de acuerdo a atribuciones de su comportamiento. COMPONENTES DE EJECUCIÓN (procesan bienes y servicios según la ejecución) RELACIONES: dependiente de la posición que ocupan los componentes. Permite establecer la vinculación entre los elementos que conforman la estructura, son no estáticos, son complementarios –&gt; vinculación, relaciones. Denota la dependencia funcional y de objetivos entre PFR y SistOper. Actuación entre componentes entre sí. Transf. entre componentes. Decisiones y efectos de las mismas. Dependencia funcional. Comportamiento. Vinculación de afectación del contexto hacia los componentes (sistema &lt;– contexto).</text:p>
      <text:p text:style-name="Text_20_body">CONSTITUCIÓN de los sists: principios y características. PPIOS: Apunta a la eficacia del sistema (garantía de cumplimiento de los objetivos). 4 elementos dan gtia de cumplimiento: - Subsidiariedad: un sist jamás es completo en sí mismo. Todo sist es un subsidiario de otros sistemas. Necesita de terceros. - Interacción: relación entre componentes. El comportamiento de un componente influye en otro/s componente/s, trascendiendo sus efectos en todo el sistema. - Determinismo: todo accionar es causal –&gt; causas definidas y constatables establecidas por la conducción. - Equifinalidad: previsibilidad de cumplimiento de un mismo objetivo por medio de diferentes acciones (sostenimiento del cumplimiento) apelando a un modo flexible y estable del objetivo pretendido (no es solamente un plan B –&gt; alternativa) CARACT: Existencia del sistema. Se garantiza con el cumplimiento de 4 preceptos: - Estabilidad: cualidad por la que un sistema se mantiene eficaz frente a factores exógenos (externos) que atentan con el cumplimiento esperado. Existen tolerancias definidas Equilibrio frente a factores externos. Sostenimiento de la eficacia deseada. - Adaptabilidad: cualidad mediante la cual un sist es capaz de evolucionar dinámicamente en concordancia con su entorno/contexto, conservando la eficacia y por lo tanto el objetivo. Pone en juego la equifinalidad. A veces conflictivo. - Eficiencia: cualidad por la cual el sist atiende su objetivo con economía de medios, poniendo en juego procesos que le permite ser adaptable y equilibrado. - Sinergia: cualidad por la cual la capacidad de actuación es superior a la suma individual de sus componentes. Efecto de ampliación de la capacidad individual.</text:p>
      <text:p text:style-name="Text_20_body">El desequilibrio, atenta contra la eficacia (por lo tanto, puede hacer no cumplir alguno de los principios)</text:p>
      <text:p text:style-name="Text_20_body">13/04/2021 El mundo de los sistemas en las empresas… La visión de la empresa como un sistema compuesto por subsistemas dinámicos, tiene también como consecuencia crear la coordinación que se precisa para actuar con oportunidad. El problema se centra en la posesión de medios para alcanzar el mecanismo evolutivo satisfactorio. Éste se desarrolla a través del gobierno del sistema, de sus decisiones adaptativas y modificativas, así como de su capacidad de reacción medida dentro de su estructura por el grado de flexibilidad en la transmisión de la info. Uno de los objetivos de la empresa es establecer el sistema informativo y la estructura adecuada para que el conocimiento del entorno se transforme en información útil, que desencadene decisiones adaptativas y modificativas encaminadas a conseguir la supervivencia de la empresa, incrementando su participación en el mercado.</text:p>
      <text:p text:style-name="Text_20_body">¿Por qué se recomienda la visión de sistemas? Dos razones: MOTIVO ESTRUCTURAL: composición del organigrama (comp funcional), la VdS da capacidad dinámica de gestión de estructura, de forma “razonablemente” elástica (los sistemas suministran a la org el modelo para una org cambiante capaz de operar con éxito en medios dinámicos). El concepto de sistemas, suministra a la empresa el modelo para una organización cambiante capaz de operar con éxito en un medio dinámico. MOTIVO INSTRUMENTAL: las empresas necesitan resolver cuestiones de GESTIÓN. La TGS, garantiza lograr operatividad de la gestión de la info. La perspectiva de sistema brinda flexibilidad, posibilidad de adaptación (Las técnicas modernas en las orgs que imponen gestión, procesos decisionales, invest. de mercado, operativa y de negocios; requieren de herramientas dinámicas y flexibles, que permitan administrar el hoy y ser adaptativas para el futuro)</text:p>
      <text:p text:style-name="Text_20_body">Entendido como un sistema –&gt; la org se entiende como un sistema abierto que se relaciona con el medio del cual es parte. Se pueden diferenciar 3 tipos de subsistemas, de acuerdo a la exposición hacia la info: a) Sist que atienden a la captación y evolución de los recursos fundamentales, en conexión con el entorno (SIST-RRCC) b) Sist que permiten el desarrollo de management o gobierno del sistema en su conjunto y que rigen su adaptación al entorno (SIST-DECIS) c) Sist que atienden al desarrollo de las tareas que son requeridas por la actividad, a fin de conseguir los objetivos del sistema total (SIST-OPER)</text:p>
      <text:p text:style-name="Text_20_body">Todo el conjunto de recursos (SIST-RRCC) y operaciones (SIST-OP) necesita ser dirigido y adaptado (SIST-DE) a las variaciones que se pueden producir entre objetivos (EFICACIA) y resultados (¿EFICIENCIA?), interaccionándose con los factores endógenos (relación entre subsist) y exógenos (relación con el medio), llevando a cabo las funciones típicas de planificación, organización y control (SIST-DE).</text:p>
      <text:p text:style-name="Text_20_body">El SIST-DECIS, trata de acomodar la orga dentro de los límites impuestos; aquí se responde el ¿QUIÉN? ¿DÓNDE? ¿CÓMO? Cuando se incluye el tiempo como variable, observada como oportunidad, fuera de la cual pierde su valor/característica de tal, la dirección debe responder también: ¿CUÁNDO?</text:p>
      <text:p text:style-name="Text_20_body">Todo sist tiene un elemento que le dan MARCO DE REFERENCIA, sustento y motivación: AMBIENTE/CONTEXTO Acción –&gt; reacción: tanto proveniente del contexto como hacia el contexto. Esto produce afectaciones como: INFLUENCIA, ADAPTACIÓN, MODIFICACIÓN y RESULTADOS. Las relaciones se dan en duplas de respuestas del ambiente hacia el sistema ACCIÓN(influencia-modificación) o del sistema hacia el ambiente REACCIÓN(adaptación-resultados). Sin embargo están relacionados ACCIÓN y REACCIÓN, en tanto que ante una acción se plantea una reacción: el ambiente ejerce una acción Cuadro: ACCIÓN REACCIÓN AMBIENTE(influencia) –&gt; EMPRESA(adaptación) EMPRESA(modificación) –&gt; AMBIENTE(resultados)</text:p>
      <text:p text:style-name="Text_20_body">19/04/2021 El proceso de poder operar con éxito sobre las variables que influyen en la organización y en su medio, comienza por conocer los elementos de que ambas se componen, cómo se relacionan y cómo se comportan. El estudio de sistemas tiene su problemática fundamental en la relación parte-aislada &lt;–&gt; todo, y las diferencias de comportamiento que así tienden a aparecer. De aquí deviene el origen de dos importantes sistemas corporativos: una rama del sistema de información y otra del sistema de control. La realidad de la cuestión reside en que cuando se trata de definir el fin de la empresa, se está definiendo también a la empresa misma.</text:p>
      <text:p text:style-name="Text_20_body">Gradación de los fines - Fin: Expresión de la finalidad pretendida por la empresa como sistema: -Social -Económico -Tecnológico - Objeto: Actividades a desarrollar a través de la cual cumplir el FIN - Objetivos: Expresión concreta de los resultados que deben ser obtenidos por cada uno de los subsistemas de la empresa y que están impuestos por la necesidad de realizar su objeto eficaz y eficientemente. - Metas: Expresión de los resultados que se esperan de los componentes de los subsistemas, referidos a períodos de tiempo, generalmente inferiores a un año. - Cuotas: Distribución de las METAS entre los miembros de la organización, como expresión última de lo que se pretende de su trabajo en particular.</text:p>
      <text:p text:style-name="Text_20_body">Escala/secuencia de fines - Misión: Expresión e identificación del papel que juega un componente (departamento, puesto de trabajo, etc.) en el contexto del sistema. - Funciones: Todas y cada una de las que debe desarrollar el componente para realizar su misión y que son identificables a través de grupos, tales como funciones de dirección, funciones de actividad, etc. - Responsabilidades: Identificación de las áreas y operaciones cuyos resultados son exigibles al componente en cuestión, incluyendo la expresión de estos resultados. - Tareas: Operaciones que impone el uso de medios para cumplir las responsabilidades del componente.</text:p>
      <text:p text:style-name="Text_20_body">SI-02-01 Definición operacional de sistemas dentro de las organizaciones: subsistemas: SISTEMA DE INFO (SI-02-02-01_SistInfo.mp4 y SI-02-02-02-SistInfo.mp4): SIST ORGANIZATIVO (SI-02-02-03-SistOrga.mp4): SIST OPERATIVO (SI-02-02-04_SistOper.mp4): par regulador –&gt; control SIST DE PLANIFICACIÓN (SI-02-01_SistPlanif.mp4): es una fuerza transformadora (impulsora, equilibradora, maximizadora, coordinadora –&gt; ver SIST DE PLANIF) es futuro: remite a PROYECTAR, representación en perspectiva de resultados (resultados: se busca algo concreto, acciones: se ejecutan actividades para lograrlo, recursos: porque las actividades consumen para lograr el objetivo). Es definir el QUÉ y CÓMO –&gt; nuevo estado de futuro. observación (es observar): requiere observar todos los elementos del sist total, ambiente y contexto. Debe intentar adaptarlo. Identificar el msje de oportunidad o amenaza. decisión: tomar posición por un propósito (de concresión –&gt; resultado, medibles –&gt; control cruzado). Produce reflexiones, cálculos, proyecciones, negociaciones, acuerdos. Oportunidad –&gt; acción. Previsión de resultados y consumo de recursos. creación (es crear) –&gt; creatividad. Planif. es una OPORTUNIDAD. Puede haber innovación. Funcionamiento y desempeño futuro de componentes. Se debe minimizar lo negativo (de variables o componentes internos o externos de una empresa)</text:p>
      <text:p text:style-name="Text_20_body">Diferentes niveles: de política a lo operacional. De lo estratégico a las cuotas. PREGUNTAR… Plazo: difiere con la definición de políticas Participación: difiere de acuerdo a la cantidad de componentes (estrategias &lt;–&gt; cuotas) Incumbencia: Alcance Recursos</text:p>
      <text:p text:style-name="Text_20_body">Jacques MÉLESE comienza su descripción de la interrelación entre management y sistemas, diciendo que «los dirigentes tienen por función esencial la transformación de recursos constituidos por hombres, máquinas y capital en una empresa útil y eficaz: el management consiste en fijar objetivos globales, además de integrar todos los recursos disponibles en un sistema orientado hacia la obtención de sus objetivos, y en resumen pilotar el sistema a través de las vicisitudes del medio económico». INVESTIGACIÓN: «la cuestión de cómo actúa el dirigente depende de los recursos disponibles y de su propia habilidad, o la de sus auxiliares, en emplear esos recursos. Es importante notar que el potencial de una acción elegida depende de la eficacia de la variable causante y del control del dirigente sobre esa variable. Este control es materia de grado (interviniendo la capacidad institucional del dirigente). La solución de problemas se encuentra sujeta a una variedad de determinantes que hacen que la solución sea una combinación de influencia sobre varias variables, algunas no directamente implicadas».</text:p>
      <text:p text:style-name="Text_20_body">20/04/2021</text:p>
      <text:p text:style-name="Text_20_body">SIST DE ORGANIZATIVO/ORGANIZACIÓN: conjunto social eficaz, capacidad de especialización buscando la satisfacción, orientada al espíritu de equipo que debería promulgar el desarrollo personal y realización. Otorga responsabilidad sobre las personas, debe ser difundida y promocionada entre las personas de la org. Congregar a un grupo de personas para lograr acciones. Especialización: la identificaciones de acciones definidas para concretar los objetivos (lograr eficacia) agrupamiento, ordenamiento lógico, recursos (consume, necesita), fin común y marco ambiental Constitución (recursos): organigrama, flujograma, manuales, formularios, registros, archivos –&gt; dan fundamento a la funcionalidad. Complementariedad, jerarquías (nacen desde la constitución), responsabilidades (logro del fin común), motivación (social: estímulo de ejecución de las actividades), comunicación (2 lógicas: formal, jerárquica. Informal: enriquece el Sist o lo complica –&gt; mitigación) Principios de los sistemas: subsidiariedad, interacción, determinismo, equifinalidad Características: estabilidad, adaptabilidad, eficiencia, sinergia</text:p>
      <text:p text:style-name="Text_20_body">Actuar administrativo: elementos constitutivos, tiene definiciones previas/plan qué llevar a cabo, con qué recursos e interacción con el ambiente. El ponerlo en marcha se logra con la atribución de objetivos –&gt; definiciones funcionales.</text:p>
      <text:p text:style-name="Text_20_body">SISTEMA DE INFORMACIÓN El sistema de información es la agrupación coherente y sistematizada de las diversas clases de información que se producen en la empresa. La información nace de las decisiones, de los actos y de los hechos, podemos, por tanto, relacionar los componentes con la fuente de información que los origina. La información, a través de sus componentes, toma los datos desde la actividad para conducirlos en sucesivas fases y grados de elaboración al proceso de la decisión. Cada etapa da lugar a un tipo de información específico y concreto que reviste peculiares características que son objeto de un tratamiento especial en este sistema.</text:p>
      <text:p text:style-name="P1">DATO: son hechos o eventos (de la actividad propia o del entorno) que provienen de registros y que no han sido procesados --&gt; adquieren otra nueva dimensión.</text:p>
      <text:p text:style-name="P2">INFORMACIÓN: es todo dato procesado y puesto en valor para el usuario (el valor tiene valor en sí, pero otros autores indican que es el usuario quien le asigna ese valor).</text:p>
      <text:p text:style-name="P3"><text:s text:c="4"/>La info es CONOCIMIENTO --&gt; los datos elaborados por el SI se entregan al usuario, quien le da uso, por lo tanto valor (ej: para toma de decisiones).</text:p>
      <text:p text:style-name="P4">Es un insumo del SI</text:p>
      <text:p text:style-name="P5">Se origina en acciones y decisiones.</text:p>
      <text:p text:style-name="First_20_paragraph">Empresa piramidal: 2 tipos de info Información DETERMINATIVA: proviene de la cúspide/dirección (decisiones, órdenes, normas, planes, presupuestos) –&gt; son imperativas Información INTERPRETATIVA: es ascendente y lleva los resultados de la actividad cotidiana, contiene registros de actividades que son requeridos por los mandos medios.</text:p>
      <text:p text:style-name="Text_20_body">COMPONENTES DEL SI INFO NORMATIVA: instruye determinativamente sobre decisiones orgánicas. Normas técnicas, de conducta, actuación, administrativas, tratamiento control, seguridad, difusión y distribución, explotación. Permanentes y transitorias, estructura orgánica y reglas de comportamiento dinámico. (QUÉ, QUIÉN, CÓMO, DÓNDE) INFO PLANIFICACIÓN: alinea y coordina a todos los actores internos tras objetivos comunes –&gt; Objetivos y medios a los que han de acomodarse las operaciones futuras de la empresa, en orden a conseguir sus fines (CUÁNDO, CON QUÉ) INFO DE RELACIONES: (contacta ejecutores -¿es siempre hacia los jefes?- Vincula con ambiente clientes y proveedores) comunicación, vínculo, trato de contacto endo/exo y entre integrantes (QUÉ PASA) INFO OPERACIONAL: (genera info primaria/base proveniente de los resultados) efecto, consecuencia de las actividades que la empresa ejecuta. Tiene dos niveles: FUNCIONAL: logístico, funcional, ejecutor. Gestión, supervisión ejecución. OPERATIVA: táctico, operativo, ejecutor. Conducción, supervisión, ejecución. INFO CONTROL y GESTIÓN: (comprueba el nivel de cumplimiento de las expectativas) cotejar lo operacional con la normativa y lo planificado. (EN QUÉ GRADO CUMPLE) INFO INTEGRADA: (brinda una lógica de agrupamiento, síntesis y consolidación al mando) aunar, fusionar, crear una síntesis de uso frecuente por autoridades La integración es el ordenamiento lógico de los datos en forma interdependiente o complementaria, a fin de suministrar las informaciones que permitan conocer la actividad de un órgano o grupo de órganos y su repercusión dentro del conjunto de la empresa. INFO INVESTIGACIÓN: (base para la proyección y el crecimiento nutriendo a los decisores) indagar, intelectualizar, experimentar para aportar a decidir y al plan</text:p>
      <text:p text:style-name="Text_20_body">OBJETO: Nos saca de la ignorancia al brindarnos conocimiento Nos brinda canales de contacto o vasos comunicantes entre actores Coordina a todos los integrantes para el cumplimiento de objetivos Apela a métodos y técnicas para tomar, procesar y transmitir Sirve de medio de difusión y generación de conocimiento (permite una transferencia entre acciones, resultados y conocimientos a los integrantes de la org) Es soporte de los sucesos de la organización Es nexo de vinculación entre todos los sistemas –&gt; Sist observados planificación, información, organización, control, recursos, etc. Desde la perspectiva de las organizaciones –&gt; Sist de rrhh, finanzas, administración, etc.</text:p>
      <text:p text:style-name="P6">COMPONENTES para el cumplimiento de su objeto. C/componente constituye un subsist en sí mismo.</text:p>
      <text:p text:style-name="P7">a) El conjunto informativo que, emanando de la dirección, recoge la definición de la estructura y la normativa para su funcionamiento.</text:p>
      <text:p text:style-name="P8">b) El conjunto de planes, objetivos, etc., que han de servir de base para la actividad.</text:p>
      <text:p text:style-name="P9">c) El conjunto de las informaciones que relacionan las personas de la empresa entre sí y con el medio ambiente.</text:p>
      <text:p text:style-name="P10">d) El conjunto de resultados procedentes del cumplimiento de la actividad.</text:p>
      <text:p text:style-name="P11">e) El conjunto de informaciones derivadas de la comparación de las dos indicadas en b) y d) en orden a mantener el rumbo previsto.</text:p>
      <text:p text:style-name="P12">f) El conjunto de informaciones procedentes de la expresada en e), debidamente sintetizadas, a fin de que sean conocidas por la dirección.</text:p>
      <text:p text:style-name="P13">g) El conjunto de informaciones que suministra la aplicación del ordenador a la planificación y prospectiva mediante el uso de modernas técnicas matemáticas y lógicas.</text:p>
      <text:p text:style-name="First_20_paragraph">El SistInfo, a través de sus componentes, busca la ordenación y canalización de lo más significativo de aquélla para hacerla útil a la empresa y a sus dirigentes. Cuando la normativa y la planificación están plenamente definidas y establecidas, su funcionamiento depende de dos canales: el que suministra el conocimiento de los resultados de su aplicación y el que permite conocer las excepciones.</text:p>
      <text:p text:style-name="P14">PROCESO DE LA INFO OPERACIONAL</text:p>
      <text:p text:style-name="P15">El hecho/evento aparece --&gt; se adquiere (medición, observación, cotejamiento, etc... o no, de acuerdo a su relevancia dadas ciertas normas y experiencias) --&gt; se lo plasma en un soporte (manipulación/comunicación) --&gt; EVALUACIÓN --&gt; (clasificación, elaboración, síntesis) --&gt; UTILIZACIÓN o al banco de datos --&gt; recuperación</text:p>
      <text:p text:style-name="First_20_paragraph">SISTEMAS OPERATIVOS/OPERACIONAL: operaciones (128) Las operaciones son actividades/tareas físicas que conjugan otras tareas, recursos, planes y controles: una operación surge de un plan que naturalmente se balancea con la cupla Plan/Control, por lo que es de esperar que se hagan tareas establecidas y consumiendo los recursos definidos y en las condiciones pautadas (cantidad, tiempo, frecuencia, etc) Repetitivos y flexibles en pos de cumplir el objetivo: como el accionar de una orga y su operación es determinístico ya está todo definido y en ello están los pasos a seguir y cumplir para lograr algo como objetivo. Esos pasos, son repetitivos en condiciones controladas y logran o gozan de cierta flexibilidad para que le cumplimiento del objetivo no se vea afectado. Para todo esto está el estudio de Métodos y Técnicas. Combina todos los sistemas corporativos (Plan/Ctrl/Info): las operaciones que se suceden en la Operación de una orga ya están pensados y por tanto definidas expresamente. Se orienta su comportamiento a lo que debe satisfacer: las op que se suceden en la Op de una Orga para satisfacer un resultado cierto, son propias y pertinentes a lo que hay que lograr. Responsabilizar/Difundir asignaciones de roles: de las op que se asignan de modo definido y con criterio técnico. Se identifica la resp de una actividad, a través de una asignación de roles (estruc de las orgas) –&gt; ¿Está en nosotros decir que un proceso no cumple los objetivos, si la persona que tiene asignado un rol dentro del proceso está mal asignado? ¿puede que sea la solución definitiva? La especialización es un factor determinante en la operación y se ve afectada por: salarios/remuneración: (¿Está en nosotros decir que un proceso no cumple el objetivo, si la remuneración de la o las personas con un rol de operación dentro de un proceso, no es la correspondiente?) motivación/formación/ubicación evaluación y desarrollo conducción Toda actividad/operación está en el lugar que está y cumple dicha función, es porque alguien hizo un análisis basado en cuatro aspectos: Oportunidad: refiere a que la ejecución no es aislada, sino que se vincula a la integración de esa operación y su resultado con otro sinnúmero de operaciones que debe integrarse adecuadamente. Una op no es una isla –&gt; debe integrarse. Estructura: quienes sean partícipes de una op son los actores, activos participantes. Los componentes. Todos esos actores que harán una op tendrán relaciones con otros (internos y externos)y por ello deben conformar un conjunto sinérgico. Los componentes de una op no están aislados. Inputs/outputs: la integración de la op debe ser en sentido amplio y en ello entra también. Todo lo que la operación debe recibir –&gt; insumo y lo que emite –&gt; producido. La op no puede recibir cualquier insumo, sino el pertinente y en condiciones. La op como parte de una cadena de op integradas debe entregar su producido que será insumo de futuras op que de igual manera, necesita recibir el insumo que debe recibir, no cualquier otro. Conducción: toda op funciona conforme a las disposiciones de una dirigencia. La op está sujeta a las pautas de interrelación definidas por las decisiones que toma e implementa la conducción. La op se ve afectada directamente por las definiciones de delegación de autoridad y determinación de resultados establecidos por la conducción. (Preguntar) Entorno y decisiones: toda op está rodeada por un entorno endógeno y exógeno. Éste ejerce tensiones que la afectan. Toda op es un conglomerado de decisiones de componentes, de tecnología, procesos, reglas de decisión, comportamientos, resolución de conflictos, comunicación, entidades externas. Todo ese balanceo debe ser parte del juego de la op. Ejecuciones: es el actuar/es ejecución. En esa situación hay que observar para que el resultado pretendido, las actividades a integrar, las responsabilidades que se exponen, los bienes y servicios que serán afectados en la op y las condiciones de funcionamiento frente a factores endo/exo. Procesos: analizar. En una op los procesos exigen que se identifiquen finamente. Las funciones, la info que vincula componentes, la dedicación o transformaciones de bienes y servicios entre actores por el resultado, los procedimientos que se aplican para producir las transformaciones previstas, los inputs u outputs que la actividad pone en juego.</text:p>
      <text:p text:style-name="Text_20_body">EXPLAYAR SIST DE CONTROL (pagina 106) Es, junto al PLANEAMIENTO el par regulador (ni el plan sobre el control y el control sobre el plan). Retroalimentación/feedback (es acción, la acción concreta es informar a los decisores con los desvíos para luego replanificar). Se utiliza para minimización de desvíos que sólo se detectan con el control. Minimizan los desvíos que sólo pueden sumar al plan por el feedback tanto por exceso o por defecto (TOLERANCIAS). La cantidad es un dato o info objetiva que permite dimensionar. Esta cuantificación es imprescindible, ya que evita malas interpretaciones a los futuros usuarios, por lo general decisores. El reduccionismo pretendido -minimización del control- es una expectativa deseada o aspiracional que debería evidenciarse en la replanificación futura. De forma general, el sistema de control persigue un objetivo de EFICACIA para la empresa, es decir, se concibe como el instrumento para mantenerla en CONDICIONES DE EFICACIA. Esto atañe a tres grandes aspectos, cuya realización es el motor de la actuación del dirigente: Conseguir los objetivos de toda índole, dentro de los plazos oportunos. Conseguirlos con economía de medios, esto es logrando beneficio. Mantener motivado al equipo humano implicado en su consecución. Mantener la conciencia de lo que sucede en la empresa midiendo su actuar.</text:p>
      <text:p text:style-name="Text_20_body">Confirma el cumplimiento del resultado pretendido. Evalúa la eficiencia –&gt; confirma el cumplimiento de condiciones del resultado alcanzado. Medir, supervisar, inspeccionar, ejecución operación, comparar, plan vs ejecución, identificación de desvíos.</text:p>
      <text:p text:style-name="Text_20_body">Dos mecánicas de control –&gt; latino (no incluye el ajuste)/anglosajón (incluye el ajuste) Medir actividad –&gt; resultados –&gt; causas –&gt; ajustes</text:p>
      <text:p text:style-name="Text_20_body">Características: Claridad y simplicidad: comprensión por las partes involucradas (operación/control), sencillez para efectuar cambios en períodos de tiempo reducidos Adaptabilidad: evolucionado, flexible para con el sistema, como para consigo mismo Eficacia y eficiencia: objetivo, recursos Continuidad: periodicidad, frecuencia útil (eficiencia –&gt; &lt; controles &lt; costo) Objetividad: imparcialidad, cuantificación Adecuación: acorde, pertinente Oportunidad: tiempo</text:p>
      <text:p text:style-name="Text_20_body">El proceso de control sigue las fases siguientes: Determinación de la característica objeto de control. El QUÉ (físicas, de gasto, de capital, de ingresos, de planificación, de factores endógenos y exógenos) Establecimiento de puntos de control. El DÓNDE Desarrollo del método con sensibilidad capaz de medir la característica controlada. El CÓMO</text:p>
      <text:p text:style-name="Text_20_body">SISTEMA DE PLANIFICACIÓN: La PLANIFICACIóN, es un proceso de toma de decisiones –&gt; tres aspectos: - La planificación es una toma de decisiones anticipada. Anticipa el QUE y el COMO. No es rígida. - Surge cuando el estado futuro que se desea alcanzar, implica un conjunto de decisiones interrelacionadas (trascendencia) y afecte a otro conjunto. Depende mucho de la realimentación y con ello la actualización de los objetivos del sistema en gral. - La planificación es un proceso que se dirige a producir un estado. futuro que se desea y que no puede alcanzarse a menos que antes se emprenda la acción correcta. La planificación pretende tanto evitar futuras acciones incorrectas, como reducir la pérdida de oportunidades.</text:p>
      <text:p text:style-name="Text_20_body">La planificación se ve tensada en dos direcciones opuestas: la rigidez de los objetivos y la flexibilidad de adaptarse. Esta actividad de conciliar/coordinar se deposita en los dirigentes, a través del SistInfo adecuado. OBJETO DEL SIST-PLANIF Fza impulsora: potenciar resultados del todo y sus partes. Tanto de lo estratégico como lo operacional. Fza equilibradora: siempre tiene su par regulador: el CONTROL. Garantiza el equilibrio en la adaptación a las condiciones. Fza maximizadora: busca beneficios máximos en los rendimientos. El incremento es deseable. Fza coordinadora: unión de componentes por resultados. Dirige la concentración de esfuerzos y capacidades.</text:p>
      <text:p text:style-name="P16">De esta forma, se transparenta la gradación del objeto del SistPlanif: </text:p>
      <text:p text:style-name="P17">- Los OBJETIVOS: es el fin al que se encamina la empresa. Se establecen en distintos niveles:</text:p>
      <text:p text:style-name="P18"><text:s text:c="4"/>* POLÍTICOS: son las líneas maestras, implican la propia supervivencia y desarrollo de la empresa. Son trazados por la alta dirección y abarcan mayores peŕiodos de tiempo.</text:p>
      <text:p text:style-name="P19"><text:s text:c="4"/>* ESTRATÉGICOS: definen de qué manera se alcanzarán los objetivos políticos</text:p>
      <text:p text:style-name="P20"><text:s text:c="4"/>* LOGÍSTICOS: referidos a las acciones de proveer recursos y transformarlos en medios directamente utilizables. Son el puente entre las estrategias y las operaciones.</text:p>
      <text:p text:style-name="P21"><text:s text:c="4"/>* TÁCTICOS: a un nivel operativo, son la aplicación concreta de los 1/2s proporcionados por la logística.</text:p>
      <text:p text:style-name="P22">- Las METAS: expresadas en cifras mesurables de los objetivos, indican los objetivos a alcanzarse. Son a más corto plazo que los ObPol y deben alcanzarse en un tiempo determinado.</text:p>
      <text:p text:style-name="P23">- Las CUOTAS: es la asignación (responsabilidad) de las metas, imprescindibles para cumplir los objetivos.</text:p>
      <text:p text:style-name="First_20_paragraph">La diferencias entre planif ESTRATÉGICA y TÁCTICA: - Según plazo de planif: mientras más largo es el plazo de planif, más estratégica es. Además, tienen la característica de que una vez tomada la acción, esta es irreversible. - Grado de participación: mayor participación a nivel de sistema, más estratégico. - La planif estratégica hace referencia a la formulación de objetivos que guían la selección de medios, mientras que la planificación táctica es una selección de medios a utilizar para cubrir unos objetivos prefijados.</text:p>
      <text:p text:style-name="Text_20_body">La PREDICCIÓN ECONÓMICA constituye una de las bases de info más importantes de las que precisa la planif. Es uno de los criterios en los cuales se basa para predecir acciones futuras. Predecir, implica mayor creatividad y aplicación del método científico. Incluyen además del depa especializado, la colaboración de todos; ya que atañe a todo el sist en sí.</text:p>
      <text:p text:style-name="Text_20_body">Los elementos de la planificación: a) Determinación del volumen de recursos a emplear para cumplir con los objetivos de actividad y resultados. b) Determinación de la fuente de recursos que se establece en cada caso con arreglo a los criterios de rentabilidad, coste y calidad esperados y exigidos para la eficacia del sistema. c) Establecimiento del presupuesto económico y su incorporación supone la integración material de las cifras de objetivo que se marcan a conseguir, distribuidas con arreglo al subsistema generador del consumo correspondiente.</text:p>
      <text:p text:style-name="Text_20_body">Las etapas sucesivas que hay que determinar para establecer un plan, llevarlo a la práctica y controlarlo, son las siguientes, constituyendo lo que se llama el Ciclo de Planificación: 1. Establecimiento de predicciones: estudios previos, documentos preliminares, extrapolación, 2. Especificación previa de objetivos: políticos, logísticos, tácticos (tiempos) 3. Establecimiento de líneas de acción alternativas: permite la adaptabilidad y el cumplimiento del principio de EQUIFINALIDAD. Diferentes abordajes: Se fijan objetivos y hay que buscar la combinación de medios que de forma más eficiente los alcance. b) Se fijan los medios disponibles y se calculan los objetivos que pueden alcanzarse. 4. Elección de la mejor alternativa posible 5. Especificación y asignación definitiva de objetivos: fijados idóneamente, se especifican tiempos, subsistemas 6. Incorporación al sistema de control: según lo estudiado, es el par de control quien retroalimenta la planificación (cuantifica de ser necesario, desviaciones máximas –&gt; aspectos de equilibrio),</text:p>
      <text:p text:style-name="Text_20_body">03/05/2021 SI (tipos, comienza en pág ) Sist de procesamiento de transacciones (TPS), es un sist compu que realiza, procesa y registra las transacciones rutinarias diarias para el funcionamiento de la emp. Se encuentra en el nivel más bajo de la jerarquía orga y san sustento a las actividades cotidianas u ordinarias del negocio de la emp. Actividades básicas cotidianas (ej: enajenación de bienes, ventas, contrastados con documentación respadatorios, certificación de obra –&gt; para dar prueba de constructibilidad de una obra, etc.) Cualidades: procesables, registrables (acc posteriores: sumarización, clasificación, indicado para posterior extracción de info y toma de decisiones) Sist de control de procesos de negocio: (BPM) monitorean y controlan los procesos industriales o físicos, como pueden ser la refinación de aceites, generación de bioetanol o los sist de prod de alimentos de una fáb. Utilizan sensores. Comprende amplia variedad de equipos, software y procedimientos de operación. Los sensores proveen un feedback para tomar acciones correctivas. Sist de colaboración empresarial: (ERP), sist más empleados. Colaboran con los directivos de la empresa para controlar los flujos de info de la orga. No son sist específicos y focalizados de un nivel concreto, sino que proporcionan un soporte importante àra una amplia gama de usuarios. Son sistemas diseñados para gestionar info para dar soporte a tareas de oficina como sistemas multimedia, correos elec, videoconf y transf de archivos. Sist de info de gestión: (MIS), recopilan y procesan info de diferentes fuentes para ayudar en la toma de decisiones en lo referente a la gestión de la orga. Los sist de info de gestión brindam info por informes y estadísticas (proc de decisiones). El sig nivel en la jerarquía orga está ocupado por gerentes y supervisores de bajo nivel. Los sist de info de gestión utilizan datos recogidos por el TPS para proporcionar a los supervisores los informes de control necesarios. Toman los datos internos del sist y los resumen en formatos útiles como informes de gestión para utilizarlos como apoyo a las actividades de gestión y la toma de decisiones. Sist de apoyo a la toma de decisiones: (DSS) es un software utilizado por un gerente particular, para tomar una decisión en el proceso de resolver una problemática semiestructurada. Permiten modelar, calcular, comparar, seleccionar la mejor opción o predecir los escenarios. Diseñado para ayudar al equipo directivo. Sist de info ejecutiva: (EIS) brinda info rápido interno y externo. Es presentada generalmente en formato gráfico, con la capacidad de presentar datos básicos más detallados cuando se requiera. Otorgan info crítica de una amplia variedad de fuentes (estilo golpe de efecto). Colabora en la toma de decisiones estratégicas. Se diseñan versátiles, para generar info abstracta o concreta como para presentar toda la op de la emp en una versión simplificada. Produce info agregada o desagregada.</text:p>
      <text:p text:style-name="Text_20_body">04/05/2021 ¿Cómo están mutando los negocios desde hace un tiempo? TECH/IT mutación/evolución oportunidades Plataforma digital móvil emergente Internet y su reducción de costos Creciente uso comercial de big data / IA Internet y su potenciación de acceso a servicios Creciente process/storage en la nube Incremento en outsourcing (subcontratación mercadotecnia, tercerización)</text:p>
      <text:p text:style-name="Text_20_body">Empresa digital - relaciones comerciales significativas están habilitadas y mediades digitalmente - procesos principales del negocio se logran a través de redes digitales - activos corporativos clave se gestionan digitalmente - empresas digitales ofrecen una mayor flexibilidad en la orga y la gestión - Interdependencia de capacidades –&gt; entre digital/analógico se potencian. Se usan IT, se implementan estrategias corpo, logran objetivos corpo.</text:p>
      <text:p text:style-name="Text_20_body">Tópicos en la incorporación de tecnología - Excelencia operacional –&gt; la eficiencia es algo que siempre se busca (mejora los rendimientos, más allá del cumplimiento de los objetivos). - Nuevos productos, servicios y modelos comerciales - Cliente y proveedor de intimidad –&gt; toda la cadena se puede nutrir de nuevos componentes y hasta se puede extender, por ejemplo sumar a lo comercial, la producción. Nueva relación - Mejora en la toma de decisiones –&gt; - Ventaja competitiva –&gt; esta ventaja mejorará o nuevos consumidores. Posibilitar productos y servicios superiores con igual o menores costos, diferencia en el oído y billetera del cliente - Supervivencia</text:p>
      <text:p text:style-name="Text_20_body">10/05/2021 SI de hoy – ¿qué papel cumplen los SI? Cuidar y potenciar negocios –&gt; ROI (Retorno de la inversión)</text:p>
      <text:p text:style-name="Text_20_body">ROI = (ingreso - costo) / costo) * 100 (si se integra con otras variables -viables- los proyectos se aceleran…)</text:p>
      <text:p text:style-name="Text_20_body">Beneficios: productividad, calidad, innovación, servicio al cliente, desempeño financiero, rentabilidad, ventas, crecimiento de ventas. PROCESOS DE NEGOCIOS Crear un producto o servicio requeire de procesos de negocios que no son más que un conjunto de actividades que requieren cumplir para concretar esos proceso. Dicha actividad consumen y se sustentan en flujos de material, info y conoc entre los funcionarios que participan y son responsables. Esos proc de negocio son las formas únicas por las que las emp, ongs, gob, es decir las orgas, coordinan por decisión de sus gerencias el trabajo, info y el conoc.</text:p>
      <text:p text:style-name="Text_20_body">AGRUPACIÓN FUNCIONAL DE PROCESOS MANUFACTURA Y PRODUCCIÓN: ensamblar el producto, verificar la calidad, producir listas de materiales VENTAS Y MÁRKETING: identificar a los clientes, posicionar productos, vender productos FINANZAS Y CONTABILIDAD: pagar a los acreedores, crear estados financieros, administrar ctass bco RECURSOS HUMANOS: contratar empleados, evaluar desempeño, beneficios a empleados MEJORA de PdN (Procesos de Negocios) de la mano de las IT - Aumento de la eficiencia de los procesos existentes - Automatización de pasos manuales - Permitir proc completamente nuevos - Cambiar el flujo de info - Reemplazar pasos secuenciales con pasos paralelos - Eliminar las demoras en la toma de decisiones - Apoyar nuevos modelos de negocio</text:p>
      <text:p text:style-name="Text_20_body">VER IMAGEN –&gt; SI_porNiveles.png (estructura piramidal. También se encuentra como SI en gajos)</text:p>
      <text:p text:style-name="Text_20_body">TIPOS DE SI Intelig empresaria –&gt; transaccionales, información gerencial, soporte a la toma de decisiones, soporte/apoyo ejecutivo Sist empresarial –&gt; suministros, relación con clientes, conocimiento</text:p>
      <text:p text:style-name="Text_20_body">(TPS)(InteligEmpres)TRANSACCIONALES: (altamente estructurados, info básica de la orga) brindar ss al cuerpo gerencial y al personal, realizar y registrar las oper rutinarias diarias necesarias para llevar a cabo negocios. Permitir que los gtes supervisen el estado de las oper y las rel con el entrono externo. Cumplir objetivos estructurados y predefinidos y toma de decisiones rutinarias. “NO TODOS LOS SI operacionales son transaccionales” (estandarizada, publicada, entendible) Se entiende por sistema de información transaccional aquel diseñado para recolectar, modificar, almacenar y recuperar información generada por las transacciones en una organización (Delgado, 2015). Para que sea considerado un TPS debe pasar la prueba ACID (Atomicity, Consistency, Isolation and Durability), Atomicidad, Consistencia, Aislamiento y Durabilidad. - Atomicidad: Si cuando una operación consiste en una serie de pasos, de los que o bien se ejecutan todos o ninguno, es decir, las transacciones son completas. - Consistencia: (Integridad). Es la propiedad que asegura que sólo se empieza aquello que se puede acabar. Por lo tanto se ejecutan aquellas operaciones que no van a romper las reglas y directrices de Integridad de la base de datos. La propiedad de consistencia sostiene que cualquier transacción llevará a la base de datos desde un estado válido a otro también válido. “La Integridad de la Base de Datos nos permite asegurar que los datos son exactos y consistentes, es decir que estén siempre intactos, sean siempre los esperados y que de ninguna manera cambian ni se deformen. De esta manera podemos garantizar que la información que se presenta al usuario será siempre la misma.” - Aislamiento: Esta propiedad asegura que una operación no puede afectar a otras. Esto asegura que la realización de dos transacciones sobre la misma información sean independientes y no generen ningún tipo de error. Esta propiedad define cómo y cuándo los cambios producidos por una operación se hacen visibles para las demás operaciones concurrentes. El aislamiento puede alcanzarse en distintos niveles, siendo el parámetro esencial a la hora de seleccionar SGBDs. - Durabilidad: (Persistencia). Esta propiedad asegura que una vez realizada la operación, esta persistirá y no se podrá deshacer aunque falle el sistema y que de esta forma los datos sobrevivan de alguna manera.</text:p>
      <text:p text:style-name="Text_20_body">(InteligEmpres)INFO GERENCIAL: (info a la gcia media): entrega reportes e informes sobre el desempeño actual de la emp, en base a los datos transaccionales originados en los TPS. Brinda respuestas a las preguntas rutinarias y procedimiento estructurado y predefinido para responderlas. Su capacidad analítica es baja. Soportan decisiones estructuradas para los niveles de control adm y op. Los gtes senior los usan para planificación. Son orientados al control y reporte de op diarias. Utilizan datos corporativos existentes y flujos de datos. Apoyan la toma de decisiones diaria sobre datos pasados y presentes. Su flexibilidad es baja, porque surge de reglas estructuradas. Tienen una orientación interna más que externa.</text:p>
      <text:p text:style-name="Text_20_body">(InteligEmpres)SOPORTE A LA TOMA DE DECISIONES: sirven a la gcia media. Apoya la toma de decisiones no rutinaria. Ofrece a los usuarios flexibilidad, adaptabilidad y rápida respuesta. Autónomo, con baja asistencia de profesionales de IT. Puede usar info externa y datos TPS/MIS. Usa análisis y modelado de datos con herramientas sofisticadas. Da soporte a decisiones que no pueden especificarse con anterioridad.</text:p>
      <text:p text:style-name="Text_20_body">(InteligEmpres)SOPORTE/APOYO EJECUTIVO: nivel estratégico. Asisten a tomar decisiones no estructuradas y no rutinarias creando ambientes de comunicaciones y procesamiento ad-hoc. Tienen un diseño que incorpora datos de eventos externos. Muestran info resumida desde MIS y DSS internos. Filtran, compactan y trazan los datos críticos, poniendo énfasis en la reducción de tiempo y esfuezo requeridos para brindar info útil a ejecutivos.</text:p>
      <text:p text:style-name="Text_20_body">(SistEmpresarial)SIST EMPRESARIAL: (multifuncionalidad, conjunto de sist): resuelve el problema de datos e info fragmentadas. Permite coordinar actividades cotidianas. Habilita a dar una respuesta eficiente a solicitudes de clientes externos. Colabora con los gtes para tomar decisiones respecto de las op diarias y la planeación a largo plazo.</text:p>
      <text:p text:style-name="Text_20_body">(SistEmpresarial)SUMINISTROS:(provisiones), facilita la gestión y las relaciones de la emp con sus proveedores. Comparte info sobre pedidos, producción, niveles de inventario, entrega de productos y servicios. Es objetivo de brindar la cantidad correcta de productos a destino con la menor cantidad de tiempo y el menor costo. Tienen a aumentar la rentabilidad de la emp.</text:p>
      <text:p text:style-name="Text_20_body">(CRM)(SistEmpresarial)RELACIÓN CON CLIENTES: prop info p coordinar todos los procesos comerciales que se relacionan con los clientes. Facilita la gestión de preventa, venta postventa. Tareas de márketing, análisis de mercado, análisis de productos. Atención al cliente. Colabora con las emp a identificar, atraer y retener a los clientes más rentables.</text:p>
      <text:p text:style-name="Text_20_body">(SistEmpresarial)CONOCIMIENTOS: procesos p captar y aplicar conocimiento y experiencia. Promueve creación, producción y entrega de prod y servicios nuevos/innovadores. Compila experiencia y conoc interno de la emp de modo de poner en valor a los experimentados como de propagarlas entre los noveles. Es un facilitador para la identificación y captura de diferentes fuentes externas de conoc.</text:p>
      <text:p text:style-name="Text_20_body">14/06/21 CALIDAD –&gt; Genera un “piso aspiracional” –&gt; (¿Base de datos?) Dos acercamientos - METODOLÓGICO –&gt; donde se evidencia una “presión al producto” o “presión a la secuencia para producir” el producto. Define una manera de producir, especificada de antemano y que tiene en su escencia la expresión de la calidad. Debe contener definiciones, especificaciones, comportamientos y variantes. Tener por separado las partes que componen calidad, permite luego detectar mejor las fallas. - Tiempo de aplicación –&gt; Oportuno en el tiempo. Es a priori y no a posteriori. Se producen circuitos/ciclos de pruebas para compobar los procedmientos y asegurar la calidad. En caso de inconformidad, se vuelve al diseño.</text:p>
      <text:p text:style-name="Text_20_body">RAE: adecuación de un prd o sc a las características especificadas. Condición o requisito que se pone en un contrato.</text:p>
      <text:p text:style-name="Text_20_body">PRUEBAS –&gt; Pruebas de integridad, ciclo, conf, implementación, Se entiende la calidad como “calidad para el producto”, se debe enteder que “empieza por uno”. Quien ejecuta esas acciones (PRUEBAS). Se logra con la comprensión de calidad como “metodología”. Surge además por causalidad (fundamento desde un análisis o como respuesta a una causa identificada)</text:p>
      <text:p text:style-name="Text_20_body">Calidad –&gt; PROFORMA (formulario), COMPORTAMIENTO (procedimiento) (entederlo, crearlo, archivarlo, llenarlo de manera igual, estándar) PROFORMA –&gt; estándar, plantilla, soporte (analógico/digital) que registra ATRIBUTOS (CABECERA: fecha, duración, empresa, nombreProyecto. CUERPO: documentos a estudiar, etc PIE: firmas, versión, ), COMPORTAMIENTO –&gt; procedimiento asociado a la proforma (reglas de modificación, reglas de enmienda, ).</text:p>
      <text:p text:style-name="Text_20_body">• La calidad garantiza el éxito de los negocios • Porque es un método, una pauta para hacer algo bien • Se para desde un conjunto de características inherentes a algo • Tiene que ver con respetar ciertas características de requisitos y cumplimientos • Es un estándar de gestión, donde podemos definir proformas/plantillas • Definir un estándar de como trabajar una metodología<text:line-break/>• La forma de aplicar calidad en el accionar metodológico • Definición de estándar • Es una estrategia principal para</text:p>
      <text:list text:style-name="L1">
        <text:list-item>
          <text:p text:style-name="P24">Caracteristicas que le vamos a poner al proyecto</text:p>
        </text:list-item>
        <text:list-item>
          <text:p text:style-name="P24">Funciones y especificaciones</text:p>
        </text:list-item>
        <text:list-item>
          <text:p text:style-name="P24">Gestión de información</text:p>
        </text:list-item>
        <text:list-item>
          <text:p text:style-name="P24">ser práctico</text:p>
        </text:list-item>
        <text:list-item>
          <text:p text:style-name="P24">La calidad es una prioridad y algo que debe considerarse</text:p>
        </text:list-item>
        <text:list-item>
          <text:p text:style-name="P24">Hablar de Calidad es hablar de los requerimientos de los procesos y buscar cumplirlos con fluidez y eficiencia</text:p>
        </text:list-item>
        <text:list-item>
          <text:p text:style-name="P24">Proforma y comportamiento</text:p>
        </text:list-item>
        <text:list-item>
          <text:p text:style-name="P24">Estándares</text:p>
        </text:list-item>
        <text:list-item>
          <text:p text:style-name="P24">Claro y simple de comprender para todo usuario</text:p>
        </text:list-item>
        <text:list-item>
          <text:p text:style-name="P24">Flexible, adaptable a la dinamica diaria de la organización</text:p>
        </text:list-item>
        <text:list-item>
          <text:p text:style-name="P24">Eficaz y eficiente logrando el objetivo sin producir perdidas considerables de recuros</text:p>
        </text:list-item>
        <text:list-item>
          <text:p text:style-name="P24">Contorl acorde a la tarea, a las espectativas del resultado (presición)</text:p>
        </text:list-item>
        <text:list-item>
          <text:p text:style-name="P24">Oportuno en el tiempo, evitar la sobre carga innecesaria ni espacios amplios entre uno y otro</text:p>
        </text:list-item>
        <text:list-item>
          <text:p text:style-name="P24">Continuidad del control en la actividad Establecer Estándares que lleven a conseguir eficientemente el logro de los objetivos planteados</text:p>
        </text:list-item>
      </text:list>
      <text:p text:style-name="First_20_paragraph">Calidad: aplicación 1. ¿Qué necesito hacer? 2. ¿Qué conocimientos necesito? 3. ¿Dónde debo hacerlo? 4. ¿Cuándo tengo que hacerlo? 5. ¿Cómo debo hacerlo? ¿Qué recursos necesito? 6. ¿Cómo mido lo que estoy haciendo, qué debo controlar? 7. ¿Cómo corrijo desvíos que pudiera observar?</text:p>
      <text:p text:style-name="Text_20_body">planear, organizar, controlar y mejorar un proceso o un sistema. debería ser: exacto, completo, actualizado, coherente, accesible y confiable</text:p>
      <text:p text:style-name="Text_20_body">La calidad: * Satisfacción de las expectativas del cliente * Menor costo * Debe cumplir con ciertas especificaciones. * Establecer un conjunto de parámetros y valores para saber si este producto cumple con sus expectativas. * Debe satisface las necesidades de los usuarios * Fabricar los productos que los usuarios deseen. * Garantía de calidad. * Exactitud y consistencia</text:p>
      <text:p text:style-name="Text_20_body">Grado en el que un conjunto de caracteristicas que son propias de un objeto cumple con los requisitos. Puede utilizarse el termino acompañado de objetivos tales como bueno, pobre o excelente. Son inherentes al objeto. - Sus objetivos van en linea con las politicas de calidad de la organizacion. - Los objetivos de calidad generalmente se especifican para funciones, niveles y procesos pertinentes a la organizacion. - Criterios a nivel legislativo, seguridad, eficiencia, eticos, usabilidad, etc.</text:p>
      <text:p text:style-name="Text_20_body">NORMAS ISO 25010 - Calidad del producto software (8 componentes) Adecuación Funcional Representa la capacidad del producto software para proporcionar funciones que satisfacen las necesidades declaradas e implícitas, cuando el producto se usa en las condiciones especificadas. Esta característica se subdivide a su vez en las siguientes subcaracterísticas: - Completitud funcional. Grado en el cual el conjunto de funcionalidades cubre todas las tareas y los objetivos del usuario especificados. - Corrección funcional. Capacidad del producto o sistema para proveer resultados correctos con el nivel de precisión requerido. - Pertinencia funcional. Capacidad del producto software para proporcionar un conjunto apropiado de funciones para tareas y objetivos de usuario especificados.</text:p>
      <text:p text:style-name="Text_20_body">Eficiencia de desempeño Esta característica representa el desempeño relativo a la cantidad de recursos utilizados bajo determinadas condiciones. Esta característica se subdivide a su vez en las siguientes subcaracterísticas: - Comportamiento temporal. Los tiempos de respuesta y procesamiento y los ratios de throughput (rendimiento) de un sistema cuando lleva a cabo sus funciones bajo condiciones determinadas en relación con un banco de pruebas (benchmark) establecido. - Utilización de recursos. Las cantidades y tipos de recursos utilizados cuando el software lleva a cabo su función bajo condiciones determinadas. - Capacidad. Grado en que los límites máximos de un parámetro de un producto o sistema software cumplen con los requisitos.</text:p>
      <text:p text:style-name="Text_20_body">Compatibilidad Capacidad de dos o más sistemas o componentes para intercambiar información y/o llevar a cabo sus funciones requeridas cuando comparten el mismo entorno hardware o software. Esta característica se subdivide a su vez en las siguientes subcaracterísticas: - Coexistencia. Capacidad del producto para coexistir con otro software independiente, en un entorno común, compartiendo recursos comunes sin detrimento. - Interoperabilidad. Capacidad de dos o más sistemas o componentes para intercambiar información y utilizar la información intercambiada.</text:p>
      <text:p text:style-name="Text_20_body">Usabilidad Capacidad del producto software para ser entendido, aprendido, usado y resultar atractivo para el usuario, cuando se usa bajo determinadas condiciones. Esta característica se subdivide a su vez en las siguientes subcaracterísticas: - Inteligibilidad: Capacidad para reconocer su adecuación. Capacidad del producto que permite al usuario entender si el software es adecuado para sus necesidades. - Aprendizaje: Capacidad de aprendizaje. Capacidad del producto que permite al usuario aprender su aplicación. - Operabilidad: Capacidad para ser usado. Capacidad del producto que permite al usuario operarlo y controlarlo con facilidad. - Protección contra errores de usuario. Capacidad del sistema para proteger a los usuarios de hacer errores. - Estética de la interfaz de usuario. Capacidad de la interfaz de usuario de agradar y satisfacer la interacción con el usuario. - Accesibilidad. Capacidad del producto que permite que sea utilizado por usuarios con determinadas características y discapacidades.</text:p>
      <text:p text:style-name="Text_20_body">Fiabilidad Capacidad de un sistema o componente para desempeñar las funciones especificadas, cuando se usa bajo unas condiciones y periodo de tiempo determinados. Esta característica se subdivide a su vez en las siguientes subcaracterísticas: - Madurez. Capacidad del sistema para satisfacer las necesidades de fiabilidad en condiciones normales. - Disponibilidad. Capacidad del sistema o componente de estar operativo y accesible para su uso cuando se requiere. - Tolerancia a fallos. Capacidad del sistema o componente para operar según lo previsto en presencia de fallos hardware o software. - Capacidad de recuperación. Capacidad del producto software para recuperar los datos directamente afectados y reestablecer el estado deseado del sistema en caso de interrupción o fallo.</text:p>
      <text:p text:style-name="Text_20_body">Seguridad Capacidad de protección de la información y los datos de manera que personas o sistemas no autorizados no puedan leerlos o modificarlos. Esta característica se subdivide a su vez en las siguientes subcaracterísticas: - Confidencialidad. Capacidad de protección contra el acceso de datos e información no autorizados, ya sea accidental o deliberadamente. - Integridad. Capacidad del sistema o componente para prevenir accesos o modificaciones no autorizados a datos o programas de ordenador. - No repudio. Capacidad de demostrar las acciones o eventos que han tenido lugar, de manera que dichas acciones o eventos no puedan ser repudiados posteriormente. - Responsabilidad. Capacidad de rastrear de forma inequívoca las acciones de una entidad. - Autenticidad. Capacidad de demostrar la identidad de un sujeto o un recurso.</text:p>
      <text:p text:style-name="Text_20_body">Mantenibilidad Esta característica representa la capacidad del producto software para ser modificado efectiva y eficientemente, debido a necesidades evolutivas, correctivas o perfectivas. Esta característica se subdivide a su vez en las siguientes subcaracterísticas: Modularidad. Capacidad de un sistema o programa de ordenador (compuesto de componentes discretos) que permite que un cambio en un componente tenga un impacto mínimo en los demás. Reusabilidad. Capacidad de un activo que permite que sea utilizado en más de un sistema software o en la construcción de otros activos. Analizabilidad. Facilidad con la que se puede evaluar el impacto de un determinado cambio sobre el resto del software, diagnosticar las deficiencias o causas de fallos en el software, o identificar las partes a modificar. Capacidad para ser modificado. Capacidad del producto que permite que sea modificado de forma efectiva y eficiente sin introducir defectos o degradar el desempeño. Capacidad para ser probado. Facilidad con la que se pueden establecer criterios de prueba para un sistema o componente y con la que se pueden llevar a cabo las pruebas para determinar si se cumplen dichos criterios.</text:p>
      <text:p text:style-name="Text_20_body">Portabilidad Capacidad del producto o componente de ser transferido de forma efectiva y eficiente de un entorno hardware, software, operacional o de utilización a otro. Esta característica se subdivide a su vez en las siguientes subcaracterísticas: Adaptabilidad. Capacidad del producto que le permite ser adaptado de forma efectiva y eficiente a diferentes entornos determinados de hardware, software, operacionales o de uso. Capacidad para ser instalado. Facilidad con la que el producto se puede instalar y/o desinstalar de forma exitosa en un determinado entorno. Capacidad para ser reemplazado. Capacidad del producto para ser utilizado en lugar de otro producto software determinado con el mismo propósito y en el mismo entorno.</text:p>
      <text:p text:style-name="Text_20_body">Seleccionar tres actividades (temprana, media y tardía) Set de proformas (de actividad individual y luego consolidación) Definir comportamiento.</text:p>
      <text:p text:style-name="Text_20_body">Totalidad del marco metodológico Selección de las tres actividades (temprana, media, tardía) a la que aplicarle calidad Proforma a trabajar Comportamiento a aplicar (desde quién, para quién, qué datos ingresan -ver PROFORMA-)</text:p>
      <text:p text:style-name="Text_20_body">ISO 25010 - Calidad del producto sorftware: es una parte de la calidad de todo lo predefinido en el ANÁLISIS –&gt; proceso de producción del producto, se define antes de comenzar a codificar. Se define en la etapa de DISEÑO. Aplica en la etapa de CONSTRUCCIÓN - Adecuación funcional: es el grado de cumplimiento del conjunto de funcionalidades (mandato/objetivos) ¿Queda algún proceso no tratado?¿Queda alguna tarea? - Completitud funcional: matcheo CdU –&gt; codificación (en principio…) - Corrección funcional: (capacidad para brindar resultados correctos. Presición y exactitud) - Pertinencia funcional: (apropiado en el momento preciso y a la persona correcta) –&gt; definición de perfiles/roles</text:p>
      <text:p text:style-name="Text_20_body">30/08/2021 ITIL:</text:p>
      <text:p text:style-name="Text_20_body">31/08/2021 Tamaño de disco, sistema de archivos, redundancia de dato, plan de backup, persistencia de datos con outsourcing (disponibilidad uptime), procesamiento con outsourcing (disponibilidad uptime), quota de disco por usuario; potencia redundante, clearance a sala de servidores, conectividad -de grupo, general- (proveedor, tecnología, disponibilidad, puertos de red abiertos, vlans), plan de amortización de componentes (de grupo), plan de reciclado de componentes (de grupo), disponibilidad de servicio técnico, (bandejas disponibles para ampliación) clearance documentos papel, outsourcing de archivo documentos papel (es de grupo –&gt; tiempo de disponibilidad, tiempo de reposición, tecnología),</text:p>
      <text:p text:style-name="Text_20_body">05/10/2021 RETOMA –&gt; temáticas a retrabajar: sistemas existentes en los diferentes ambientes de la organización. Profundización: - “Digitalidad” adquiere una dimensión total, el tema es administrar los espacios y las proporciones. - La toma de decisiones se alimenta (vertiente) de los resultados de los SI y las IA. Pero finalmente, la decisión es tomada por “la punta de la pirámide”</text:p>
      <text:p text:style-name="Text_20_body">Todo esto va en línea de comprender de mejor manera la estructuras de las organizaciones (siglas de los diferentes SI) - Capacidad de dominar la creación/administración de un SI que tiene un tiempo, un ciclo de vida (relacionado a los ciclos de las org)</text:p>
      <text:p text:style-name="Text_20_body">PROVISIÓN –&gt; Hoy no se puede entender que no sea tecnológica. Tiene que ver con la estrategia de la org (que se acopie al plan de funcionamiento de la org) Se tiene que tener claro a contribuir dando respuesta a una necesidad expresada. Sin embargo, se debe tener en cuenta el ROI (que la toma de decisión fue la correcta y que es sostenible en el tiem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